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01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715cm">
          <text:p text:style-name="P3"/>
        </draw:line>
        <draw:frame draw:style-name="gr3" draw:text-style-name="P4" draw:layer="layout" svg:width="6.35cm" svg:height="1.351cm" svg:x="0.635cm" svg:y="4.364cm">
          <draw:text-box>
            <text:p text:style-name="P3"><text:span text:style-name="T2">next</text:span></text:p>
            <text:p text:style-name="P3"><text:span text:style-name="T2">previous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Ite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6.35cm" svg:height="0.635cm" svg:x="0.635cm" svg:y="3.175cm">
          <text:p text:style-name="P1"><text:span text:style-name="T1">CircularIte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1:27:31</dc:date>
    <dc:language>en-US</dc:language>
    <meta:editing-cycles>13</meta:editing-cycles>
    <meta:editing-duration>PT38M4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